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7">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2">
      <style:paragraph-properties fo:margin-left="0.5in" fo:margin-right="0in" fo:margin-top="0.0984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6">
      <style:paragraph-properties fo:margin-left="1in" fo:margin-right="0in" fo:margin-top="0in" fo:margin-bottom="0in" loext:contextual-spacing="false" fo:text-indent="-0.25in" style:auto-text-indent="false"/>
    </style:style>
    <style:style style:name="P45" style:family="paragraph" style:parent-style-name="Standard" style:list-style-name="WWNum10">
      <style:paragraph-properties fo:margin-left="1in" fo:margin-right="0in" fo:text-indent="-0.25in" style:auto-text-indent="false"/>
    </style:style>
    <style:style style:name="P46" style:family="paragraph" style:parent-style-name="Standard" style:list-style-name="WWNum6">
      <style:paragraph-properties fo:margin-left="1in" fo:margin-right="0in" fo:text-indent="-0.25in" style:auto-text-indent="false"/>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break-before="auto" fo:break-after="auto"/>
    </style:style>
    <style:style style:name="P49" style:family="paragraph" style:parent-style-name="Heading_20_1" style:list-style-name="WWNum9"/>
    <style:style style:name="P50" style:family="paragraph" style:parent-style-name="Heading_20_2" style:list-style-name="WWNum9"/>
    <style:style style:name="P51" style:family="paragraph" style:parent-style-name="Heading_20_2" style:list-style-name="WWNum9">
      <style:paragraph-properties fo:margin-top="0.0398in" fo:margin-bottom="0.0984in" loext:contextual-spacing="false"/>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font-size="12pt" style:font-size-asian="12pt" style:font-size-complex="12pt"/>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Aplicaciones Ofimáticas (Office Applications)</text:span><text:span text:style-name="T3"><text:line-break/></text:span><text:span text:style-name="T4">UD 07. Edición básica de imágenes, video y audio</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Actualizado Enero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1"><text:s/>📖 </text:span><text:span text:style-name="T12">Importante</text:span></text:p>
      <text:p text:style-name="Standard"/>
      <text:p text:style-name="P9"><text:span text:style-name="T13"><text:s/>❕</text:span><text:span text:style-name="T14"> </text:span><text:span text:style-name="T12">Atención</text:span></text:p>
      <text:p text:style-name="Standard"><text:s/></text:p>
      <text:p text:style-name="P9"><text:span text:style-name="T11"><text:s/>💬</text:span> <text:span text:style-name="T12">Interesante</text:span></text:p>
      <text:p text:style-name="P10"><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9">1. Imágenes</text:span></text:a><text:span text:style-name="T19"><text:tab/>3</text:span></text:p>
          <text:p text:style-name="P14"><text:a xlink:type="simple" xlink:href="#_uct1ef4sovl0" text:style-name="Index_20_Link" text:visited-style-name="Index_20_Link"><text:span text:style-name="T10"><text:s/>1.1 <text:s/>Tipos de imágenes</text:span></text:a><text:span text:style-name="T10"><text:tab/>3</text:span></text:p>
          <text:p text:style-name="P14"><text:soft-page-break/><text:a xlink:type="simple" xlink:href="#_vcw3co6xxdxw" text:style-name="Index_20_Link" text:visited-style-name="Index_20_Link"><text:span text:style-name="T10"><text:s/>1.2 <text:s/>¿Cuándo es adecuado cada formato de imagen?</text:span></text:a><text:span text:style-name="T10"><text:tab/>4</text:span></text:p>
          <text:p text:style-name="P14"><text:a xlink:type="simple" xlink:href="#_4q6vsyuam2uv" text:style-name="Index_20_Link" text:visited-style-name="Index_20_Link"><text:span text:style-name="T10"><text:s/>1.3 <text:s/>Enlaces interesantes para la manipulación de imágenes</text:span></text:a><text:span text:style-name="T10"><text:tab/>5</text:span></text:p>
          <text:p text:style-name="P12"><text:a xlink:type="simple" xlink:href="#_uw08s4n8ljof" text:style-name="Index_20_Link" text:visited-style-name="Index_20_Link"><text:span text:style-name="T19">2. Video</text:span></text:a><text:span text:style-name="T19"><text:tab/>5</text:span></text:p>
          <text:p text:style-name="P14"><text:a xlink:type="simple" xlink:href="#_s9cg2qy0aofu" text:style-name="Index_20_Link" text:visited-style-name="Index_20_Link"><text:span text:style-name="T10"><text:s/>2.1 <text:s/>Formatos de video más comunes</text:span></text:a><text:span text:style-name="T10"><text:tab/>5</text:span></text:p>
          <text:p text:style-name="P14"><text:a xlink:type="simple" xlink:href="#_r4aruepidc1l" text:style-name="Index_20_Link" text:visited-style-name="Index_20_Link"><text:span text:style-name="T10"><text:s/>2.2 <text:s/>Enlaces interesantes para la manipulación de videos</text:span></text:a><text:span text:style-name="T10"><text:tab/>6</text:span></text:p>
          <text:p text:style-name="P12"><text:a xlink:type="simple" xlink:href="#_r1m0ggi0w8pn" text:style-name="Index_20_Link" text:visited-style-name="Index_20_Link"><text:span text:style-name="T19">3. Audio</text:span></text:a><text:span text:style-name="T19"><text:tab/>6</text:span></text:p>
          <text:p text:style-name="P14"><text:a xlink:type="simple" xlink:href="#_bbce6bbkgttq" text:style-name="Index_20_Link" text:visited-style-name="Index_20_Link"><text:span text:style-name="T10"><text:s/>3.1 <text:s/>Tipos de audio</text:span></text:a><text:span text:style-name="T10"><text:tab/>6</text:span></text:p>
          <text:p text:style-name="P14"><text:a xlink:type="simple" xlink:href="#_e2n5prp8sdws" text:style-name="Index_20_Link" text:visited-style-name="Index_20_Link"><text:span text:style-name="T10"><text:s/>3.2 <text:s/>Enlaces interesantes para la manipulación de audios</text:span></text:a><text:span text:style-name="T10"><text:tab/>6</text:span></text:p>
          <text:p text:style-name="P13"><text:a xlink:type="simple" xlink:href="#_g9ml5ck1ovod" text:style-name="Index_20_Link" text:visited-style-name="Index_20_Link"><text:span text:style-name="T10">4. ¿Qué entra para examen?</text:span></text:a><text:span text:style-name="T10"><text:tab/>7</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6">Unidad 07. Edición básica de imágenes, video y audio</text:span></text:p>
      <text:list xml:id="list3752414004" text:style-name="WWNum9">
        <text:list-item>
          <text:p text:style-name="P49"><text:bookmark text:name="_m15vi3sd917m"/>Imágenes</text:p>
          <text:list>
            <text:list-item>
              <text:p text:style-name="P50"><text:bookmark text:name="_uct1ef4sovl0"/>Tipos de imágenes </text:p>
            </text:list-item>
          </text:list>
        </text:list-item>
      </text:list>
      <text:p text:style-name="P24">Hay varios tipos de imágenes que se utilizan en la creación de gráficos y diseños. Algunos de los tipos de imágenes más comunes son:</text:p>
      <text:list xml:id="list3613156114" text:style-name="WWNum3">
        <text:list-item>
          <text:p text:style-name="P25"><text:soft-page-break/><text:span text:style-name="T12">Imágenes RAW</text:span>: son imágenes sin procesar que se guardan en el formato en que fueron capturadas por una cámara digital. Estas imágenes suelen ser más grandes que otras imágenes y contienen más detalles e información, pero requieren un software especializado para ser abiertas y editadas. Los formatos de imagen RAW más comunes son CRW, CR2, NEF y DNG.</text:p>
        </text:list-item>
        <text:list-item>
          <text:p text:style-name="P30"><text:span text:style-name="T12">Imágenes vectoriales</text:span>: son imágenes compuestas por líneas y formas geométricas que se dibujan mediante fórmulas matemáticas. Estas imágenes no pierden calidad cuando se amplían o reducen, por lo que se utilizan para representar imágenes con alta calidad y resolución. Los formatos de imagen vectorial más comunes son SVG y EPS.</text:p>
        </text:list-item>
        <text:list-item>
          <text:p text:style-name="P30"><text:span text:style-name="T12">Imágenes bitmap:</text:span> son imágenes compuestas por pequeños puntos o píxeles que se colocan en una rejilla. Los píxeles pueden tener diferentes colores y se utilizan para representar imágenes con alta resolución. Los formatos de imagen bitmap más comunes son BMP, GIF, JPEG y PNG:</text:p>
        </text:list-item>
      </text:list>
      <text:list xml:id="list2893766084" text:style-name="WWNum5">
        <text:list-item>
          <text:p text:style-name="P42"><text:span text:style-name="T12">BMP</text:span> es un formato de imagen que se utiliza en la plataforma Microsoft Windows. También se conoce como archivo de mapa de bits o archivo de imagen de mapa de bits. BMP es un formato de imagen sin comprimir que utiliza un mapa de bits para representar cada pixel en una imagen. Esto permite una alta calidad de imagen, pero a costa de un tamaño de archivo más grande. A menudo, se utilizan imágenes BMP en aplicaciones de edición de imágenes y en dispositivos gráficos, como las impresoras.</text:p>
        </text:list-item>
        <text:list-item>
          <text:p text:style-name="P42"><text:span text:style-name="T12">JPEG</text:span> es un formato de imagen popular para fotografías y otros contenidos visuales con una gama completa de colores. Es un formato comprimido que permite una alta calidad de imagen con un tamaño de archivo relativamente pequeño.</text:p>
        </text:list-item>
        <text:list-item>
          <text:p text:style-name="P42"><text:span text:style-name="T12">PNG</text:span> es un formato de imagen que se utiliza a menudo para imágenes con transparencia y en diseño web. Al igual que JPEG, permite una alta calidad de imagen con un tamaño de archivo relativamente pequeño, pero con un tipo de compresión diferente.</text:p>
        </text:list-item>
        <text:list-item>
          <text:p text:style-name="P42"><text:span text:style-name="T12">GIF</text:span> es un formato de imagen que se utiliza a menudo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
      <text:list xml:id="list10348106660817" text:continue-list="list3752414004" text:style-name="WWNum9">
        <text:list-item>
          <text:list>
            <text:list-item>
              <text:p text:style-name="P50"><text:bookmark text:name="_vcw3co6xxdxw"/>¿Cuándo es adecuado cada formato de imagen?</text:p>
            </text:list-item>
          </text:list>
        </text:list-item>
      </text:list>
      <text:p text:style-name="P24">La elección del formato de imagen adecuado depende del uso que se le vaya a dar a la imagen y de las características que se deseen. A continuación se presentan algunas sugerencias para cuando usar cada uno de los formatos de imagen más comunes:</text:p>
      <text:list xml:id="list3880679976" text:style-name="WWNum4">
        <text:list-item>
          <text:p text:style-name="P26"><text:span text:style-name="T12">JPEG</text:span>: se recomienda utilizar JPEG para fotografías y otros contenidos visuales con una gama completa de colores. JPEG es un formato comprimido que permite una alta calidad de imagen con un tamaño de archivo relativamente pequeño.</text:p>
        </text:list-item>
        <text:list-item>
          <text:p text:style-name="P31"><text:span text:style-name="T12">PNG</text:span>: se recomienda utilizar PNG para imágenes con transparencia y en diseño web. Al igual que JPEG, permite una alta calidad de imagen con un tamaño de archivo relativamente pequeño, pero con un tipo de compresión diferente.</text:p>
        </text:list-item>
        <text:list-item>
          <text:p text:style-name="P31"><text:span text:style-name="T12">GIF</text:span>: se recomienda utilizar GIF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item>
          <text:p text:style-name="P31"><text:span text:style-name="T12">BMP</text:span>: se recomienda utilizar BMP para imágenes que se van a utilizar en aplicaciones de edición de imágenes y en dispositivos gráficos, como las impresoras. BMP es un formato de imagen sin comprimir que utiliza un mapa de bits para representar cada pixel en una imagen. Esto permite una alta calidad de imagen, pero a costa de un tamaño de archivo más grande.</text:p>
        </text:list-item>
        <text:list-item>
          <text:p text:style-name="P31"><text:span text:style-name="T12">SVG</text:span>: se recomienda utilizar SVG para imágenes vectoriales que necesiten escalarse sin perder calidad. SVG es un formato de imagen basado en vectores que permite una alta calidad de imagen con un tamaño de archivo relativamente pequeño. También permite editar y modificar la imagen de manera sencilla.</text:p>
        </text:list-item>
      </text:list>
      <text:list xml:id="list10347593156960" text:continue-list="list10348106660817" text:style-name="WWNum9">
        <text:list-item>
          <text:list>
            <text:list-item>
              <text:p text:style-name="P50"><text:bookmark text:name="_4q6vsyuam2uv"/>Enlaces interesantes para la manipulación de imágenes</text:p>
            </text:list-item>
          </text:list>
        </text:list-item>
      </text:list>
      <text:p text:style-name="P24">Enlaces interesantes con herramientas para manipulación de imágenes:</text:p>
      <text:list xml:id="list2960256411" text:style-name="WWNum10">
        <text:list-item>
          <text:p text:style-name="P27">Logos:</text:p>
          <text:list>
            <text:list-item>
              <text:p text:style-name="P45"><text:a xlink:type="simple" xlink:href="https://logomaster.ai/" text:style-name="ListLabel_20_82" text:visited-style-name="ListLabel_20_82"><text:span text:style-name="T22">https://logomaster.ai/</text:span></text:a></text:p>
            </text:list-item>
            <text:list-item>
              <text:p text:style-name="P45"><text:a xlink:type="simple" xlink:href="https://coollogo.com/" text:style-name="ListLabel_20_82" text:visited-style-name="ListLabel_20_82"><text:span text:style-name="T22">https://coollogo.com/</text:span></text:a></text:p>
            </text:list-item>
          </text:list>
        </text:list-item>
        <text:list-item>
          <text:p text:style-name="P37">Edición:</text:p>
          <text:list>
            <text:list-item>
              <text:p text:style-name="P45"><text:a xlink:type="simple" xlink:href="https://www.remove.bg/es" text:style-name="ListLabel_20_82" text:visited-style-name="ListLabel_20_82"><text:span text:style-name="T22">https://www.remove.bg/es</text:span></text:a></text:p>
            </text:list-item>
            <text:list-item>
              <text:p text:style-name="P45"><text:a xlink:type="simple" xlink:href="https://onlineimagetools.com/" text:style-name="ListLabel_20_82" text:visited-style-name="ListLabel_20_82"><text:span text:style-name="T22">https://onlineimagetools.com/</text:span></text:a></text:p>
            </text:list-item>
            <text:list-item>
              <text:p text:style-name="P45"><text:a xlink:type="simple" xlink:href="https://tinywow.com/" text:style-name="ListLabel_20_82" text:visited-style-name="ListLabel_20_82"><text:span text:style-name="T22">https://tinywow.com/</text:span></text:a></text:p>
            </text:list-item>
            <text:list-item>
              <text:p text:style-name="P45"><text:a xlink:type="simple" xlink:href="https://letsenhance.io/" text:style-name="ListLabel_20_82" text:visited-style-name="ListLabel_20_82"><text:span text:style-name="T22">https://letsenhance.io/</text:span></text:a> </text:p>
            </text:list-item>
          </text:list>
        </text:list-item>
        <text:list-item>
          <text:p text:style-name="P37">Generación con IA:</text:p>
          <text:list>
            <text:list-item>
              <text:p text:style-name="P45"><text:a xlink:type="simple" xlink:href="https://www.craiyon.com/" text:style-name="ListLabel_20_82" text:visited-style-name="ListLabel_20_82"><text:span text:style-name="T22">https://www.craiyon.com/</text:span></text:a> </text:p>
            </text:list-item>
            <text:list-item>
              <text:p text:style-name="P45"><text:soft-page-break/><text:a xlink:type="simple" xlink:href="https://huggingface.co/spaces/multimodalart/latentdiffusion" text:style-name="ListLabel_20_82" text:visited-style-name="ListLabel_20_82"><text:span text:style-name="T22">https://huggingface.co/spaces/multimodalart/latentdiffusion</text:span></text:a></text:p>
            </text:list-item>
            <text:list-item>
              <text:p text:style-name="P45"><text:a xlink:type="simple" xlink:href="https://stablediffusionweb.com/" text:style-name="ListLabel_20_82" text:visited-style-name="ListLabel_20_82"><text:span text:style-name="T22">https://stablediffusionweb.com/</text:span></text:a> </text:p>
            </text:list-item>
          </text:list>
        </text:list-item>
      </text:list>
      <text:list xml:id="list10347532853817" text:continue-list="list10347593156960" text:style-name="WWNum9">
        <text:list-item>
          <text:p text:style-name="P49"><text:bookmark text:name="_uw08s4n8ljof"/>Video</text:p>
          <text:list>
            <text:list-item>
              <text:p text:style-name="P50"><text:bookmark text:name="_s9cg2qy0aofu"/>Formatos de video más comunes</text:p>
            </text:list-item>
          </text:list>
        </text:list-item>
      </text:list>
      <text:p text:style-name="P47">Los formatos de vídeo más comunes son aquellos que son ampliamente compatibles con la mayoría de los dispositivos y reproductores. Algunos de los formatos de vídeo más populares incluyen:</text:p>
      <text:list xml:id="list1868626761" text:style-name="WWNum1">
        <text:list-item>
          <text:p text:style-name="P28"><text:span text:style-name="T12">MP4</text:span>: es un formato de contenedor de vídeo muy utilizado en dispositivos móviles y reproductores multimedia. Es compatible con una amplia variedad de codecs, lo que permite una alta calidad de vídeo y una buena relación de tamaño de archivo.</text:p>
        </text:list-item>
        <text:list-item>
          <text:p text:style-name="P32"><text:span text:style-name="T12">AVI</text:span>: es un formato de contenedor de vídeo antiguo, pero sigue siendo compatible con una gran cantidad de reproductores de escritorio y dispositivos de almacenamiento multimedia. El formato no es tan eficiente en términos de tamaño de archivo como MP4 o MKV, pero es compatible con una amplia variedad de codecs.</text:p>
        </text:list-item>
        <text:list-item>
          <text:p text:style-name="P32"><text:span text:style-name="T12">MKV</text:span>: es un formato de contenedor de vídeo utilizado para contenido de alta definición y subtítulos. Es un formato de contenedor muy versátil que permite almacenar varios streams de audio, subtítulos y metadatos en un solo archivo.</text:p>
        </text:list-item>
        <text:list-item>
          <text:p text:style-name="P32"><text:span text:style-name="T12">WMV</text:span>: es un formato de vídeo desarrollado por Microsoft y se utiliza principalmente en dispositivos Windows. Es un formato de vídeo altamente comprimido que ofrece una calidad de imagen aceptable a un tamaño de archivo pequeño.</text:p>
        </text:list-item>
        <text:list-item>
          <text:p text:style-name="P32"><text:span text:style-name="T12">MOV</text:span>: es un formato de contenedor de vídeo desarrollado por Apple y se utiliza principalmente en dispositivos Apple. Es compatible con una amplia variedad de codecs, lo que permite una alta calidad de vídeo y una buena relación de tamaño de archivo.</text:p>
        </text:list-item>
        <text:list-item>
          <text:p text:style-name="P32"><text:span text:style-name="T12">FLV</text:span>: es un formato de vídeo en streaming utilizado para transmitir contenido en línea, como videos de YouTube. Este formato es altamente comprimido para permitir una transmisión de baja latencia y una rápida carga en una conexión a internet de baja velocidad.</text:p>
        </text:list-item>
      </text:list>
      <text:list xml:id="list10348018114843" text:continue-list="list10347532853817" text:style-name="WWNum9">
        <text:list-item>
          <text:list>
            <text:list-item>
              <text:p text:style-name="P50"><text:bookmark text:name="_r4aruepidc1l"/>Enlaces interesantes para la manipulación de videos</text:p>
            </text:list-item>
          </text:list>
        </text:list-item>
      </text:list>
      <text:p text:style-name="P24">Enlaces interesantes con herramientas para manipulación de videos:</text:p>
      <text:list xml:id="list1735234025" text:style-name="WWNum8">
        <text:list-item>
          <text:p text:style-name="P29">Editores:</text:p>
          <text:list>
            <text:list-item>
              <text:p text:style-name="P43"><text:a xlink:type="simple" xlink:href="https://shotcut.org/" text:style-name="ListLabel_20_82" text:visited-style-name="ListLabel_20_82"><text:span text:style-name="T22">https://shotcut.org/</text:span></text:a></text:p>
            </text:list-item>
            <text:list-item>
              <text:p text:style-name="P43"><text:a xlink:type="simple" xlink:href="https://kdenlive.org/es/" text:style-name="ListLabel_20_82" text:visited-style-name="ListLabel_20_82"><text:span text:style-name="T22">https://kdenlive.org/es/</text:span></text:a></text:p>
            </text:list-item>
            <text:list-item>
              <text:p text:style-name="P43"><text:a xlink:type="simple" xlink:href="https://www.openshot.org/" text:style-name="ListLabel_20_82" text:visited-style-name="ListLabel_20_82"><text:span text:style-name="T22">https://www.openshot.org/</text:span></text:a></text:p>
            </text:list-item>
          </text:list>
        </text:list-item>
        <text:list-item>
          <text:p text:style-name="P33">Conversor de formatos:</text:p>
          <text:list>
            <text:list-item>
              <text:p text:style-name="P43"><text:a xlink:type="simple" xlink:href="https://handbrake.fr/" text:style-name="ListLabel_20_82" text:visited-style-name="ListLabel_20_82"><text:span text:style-name="T22">https://handbrake.fr/</text:span></text:a></text:p>
            </text:list-item>
          </text:list>
        </text:list-item>
      </text:list>
      <text:list xml:id="list10348719217069" text:continue-list="list10348018114843" text:style-name="WWNum9">
        <text:list-item>
          <text:p text:style-name="P49"><text:bookmark text:name="_r1m0ggi0w8pn"/>Audio</text:p>
          <text:list>
            <text:list-item>
              <text:p text:style-name="P51"><text:bookmark text:name="_bbce6bbkgttq"/>Tipos de audio </text:p>
            </text:list-item>
          </text:list>
        </text:list-item>
      </text:list>
      <text:list xml:id="list1166533482" text:style-name="WWNum2">
        <text:list-item>
          <text:p text:style-name="P38"><text:span text:style-name="T12">MP3</text:span>: Es un formato de audio comprimido que utiliza un algoritmo de compresión llamado "MPEG Audio Layer III". La compresión se realiza eliminando los sonidos inaudibles para el oído humano, lo que permite reducir el tamaño del archivo sin afectar significativamente la calidad del sonido. Es compatible con la mayoría de los reproductores de audio y dispositivos, y es ampliamente utilizado para la música en línea y la descarga de canciones.</text:p>
        </text:list-item>
        <text:list-item>
          <text:p text:style-name="P34"><text:span text:style-name="T12">AAC</text:span>: Es un formato de audio desarrollado por el estándar de la industria MPEG-4. Utiliza un algoritmo de compresión más avanzado que el MP3, lo que permite lograr una mejor calidad de sonido con un tamaño de archivo más pequeño. Es el formato utilizado por iTunes y en dispositivos de Apple como el iPhone y el iPad.</text:p>
        </text:list-item>
        <text:list-item>
          <text:p text:style-name="P34"><text:span text:style-name="T12">WAV</text:span>: Es un formato de audio sin pérdida, lo que significa que el archivo contiene toda la información de audio original sin ninguna pérdida de calidad. Los archivos WAV son grandes en tamaño debido a la falta de compresión, por lo que son menos convenientes para el almacenamiento y la transmisión a través de Internet. Sin embargo, son ampliamente utilizados en la edición de audio y la grabación de estudio debido a su alta calidad de sonido.</text:p>
        </text:list-item>
        <text:list-item>
          <text:p text:style-name="P34"><text:span text:style-name="T12">FLAC</text:span>: Es un formato de audio sin pérdida de calidad similar al WAV, pero con una mayor compresión, lo que significa que los archivos son más pequeños en tamaño sin pérdida de calidad. Es un formato libre y de código abierto, y es compatible con una amplia variedad de reproductores de audio.</text:p>
        </text:list-item>
        <text:list-item>
          <text:p text:style-name="P34"><text:span text:style-name="T12">OGG</text:span>: Es un formato de audio libre y de código abierto, desarrollado por la Fundación Xiph.org. Utiliza un algoritmo de compresión similar al MP3 y al AAC, lo que permite lograr una buena calidad de sonido con un tamaño de archivo más pequeño. Es compatible con una amplia variedad de reproductores de audio, pero no es tan popular como MP3 o AAC.</text:p>
        </text:list-item>
      </text:list>
      <text:list xml:id="list10348418721834" text:continue-list="list10348719217069" text:style-name="WWNum9">
        <text:list-item>
          <text:list>
            <text:list-item>
              <text:p text:style-name="P50"><text:bookmark text:name="_e2n5prp8sdws"/><text:soft-page-break/>Enlaces interesantes para la manipulación de audios</text:p>
            </text:list-item>
          </text:list>
        </text:list-item>
      </text:list>
      <text:list xml:id="list2580617533" text:style-name="WWNum6">
        <text:list-item>
          <text:p text:style-name="P39">Editor:</text:p>
          <text:list>
            <text:list-item>
              <text:p text:style-name="P44"><text:a xlink:type="simple" xlink:href="https://audacity.es/" text:style-name="ListLabel_20_82" text:visited-style-name="ListLabel_20_82"><text:span text:style-name="T22">https://audacity.es/</text:span></text:a></text:p>
            </text:list-item>
          </text:list>
        </text:list-item>
        <text:list-item>
          <text:p text:style-name="P35">Herramientas edición online:</text:p>
          <text:list>
            <text:list-item>
              <text:p text:style-name="P44"><text:a xlink:type="simple" xlink:href="https://audioalter.com/" text:style-name="ListLabel_20_82" text:visited-style-name="ListLabel_20_82"><text:span text:style-name="T22">https://audioalter.com/</text:span></text:a></text:p>
            </text:list-item>
            <text:list-item>
              <text:p text:style-name="P44"><text:a xlink:type="simple" xlink:href="https://podcast.adobe.com/" text:style-name="ListLabel_20_82" text:visited-style-name="ListLabel_20_82"><text:span text:style-name="T22">https://podcast.adobe.com/</text:span></text:a></text:p>
            </text:list-item>
          </text:list>
        </text:list-item>
        <text:list-item>
          <text:p text:style-name="P35">Text to speech:</text:p>
          <text:list>
            <text:list-item>
              <text:p text:style-name="P46"><text:a xlink:type="simple" xlink:href="https://fakeyou.com/" text:style-name="ListLabel_20_82" text:visited-style-name="ListLabel_20_82"><text:span text:style-name="T22">https://fakeyou.com/</text:span></text:a></text:p>
            </text:list-item>
            <text:list-item>
              <text:p text:style-name="P46"><text:a xlink:type="simple" xlink:href="https://www.text2speech.org/" text:style-name="ListLabel_20_82" text:visited-style-name="ListLabel_20_82"><text:span text:style-name="T22">https://www.text2speech.org/</text:span></text:a> </text:p>
            </text:list-item>
            <text:list-item>
              <text:p text:style-name="P46"><text:a xlink:type="simple" xlink:href="https://voicemaker.in/" text:style-name="ListLabel_20_82" text:visited-style-name="ListLabel_20_82"><text:span text:style-name="T22">https://voicemaker.in/</text:span></text:a></text:p>
            </text:list-item>
            <text:list-item>
              <text:p text:style-name="P46"><text:a xlink:type="simple" xlink:href="https://fliki.ai/" text:style-name="ListLabel_20_82" text:visited-style-name="ListLabel_20_82"><text:span text:style-name="T22">https://fliki.ai/</text:span></text:a></text:p>
            </text:list-item>
          </text:list>
        </text:list-item>
      </text:list>
      <text:list xml:id="list10348036454368" text:continue-list="list10348418721834" text:style-name="WWNum9">
        <text:list-item>
          <text:p text:style-name="P49"><text:bookmark text:name="_g9ml5ck1ovod"/>¿Qué entra para examen?</text:p>
        </text:list-item>
      </text:list>
      <text:p text:style-name="Standard">Le llamamos así a este apartado porque para el alumnado siempre es más atractivo que “¿Qué debo aprender en este tema?” :D. </text:p>
      <text:p text:style-name="Standard">A continuación, indicamos de este tema las ideas principales que deberíais preparar para el examen:</text:p>
      <text:list xml:id="list207710373" text:style-name="WWNum7">
        <text:list-item>
          <text:p text:style-name="P40">Conocer los distintos tipos de formatos de imágenes, video y audio.</text:p>
        </text:list-item>
        <text:list-item>
          <text:p text:style-name="P36">Conocer la adecuación de cada formato multimedia a sus usos más adecuados.</text:p>
        </text:list-item>
        <text:list-item>
          <text:p text:style-name="P41">Ser capaz de editar imágenes, video y audio, tal como se indica durante las actividades de esta unidad</text:p>
        </text:list-item>
      </text:list>
      <text:p text:style-name="P9"><text:span text:style-name="T13"><text:s/>❕</text:span><text:span text:style-name="T14"> </text:span><text:span text:style-name="T12">Atención: </text:span>además de estos apuntes,<text:span text:style-name="T12"> </text:span>entra lo trabajado en actividades y en el reto. </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7. Edición básica de imágenes, video y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0" meta:word-count="1723" meta:character-count="10466" meta:non-whitespace-character-count="8863"/>
    <meta:generator>LibreOfficeDev/6.0.5.2$Linux_X86_64 LibreOffice_project/</meta:generator>
  </office:meta>
</office:document-meta>
</file>